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language="hsb" fo:country="DE" officeooo:paragraph-rsid="0016689f"/>
    </style:style>
    <style:style style:name="P3" style:family="paragraph" style:parent-style-name="Preformatted_20_Text">
      <style:text-properties fo:language="hsb" fo:country="DE" officeooo:paragraph-rsid="00169757"/>
    </style:style>
    <style:style style:name="P4" style:family="paragraph" style:parent-style-name="Preformatted_20_Text">
      <style:text-properties fo:language="hsb" fo:country="DE" officeooo:paragraph-rsid="0016f0ba"/>
    </style:style>
    <style:style style:name="P5" style:family="paragraph" style:parent-style-name="Preformatted_20_Text">
      <style:text-properties fo:language="hsb" fo:country="DE" officeooo:paragraph-rsid="0017c7fa"/>
    </style:style>
    <style:style style:name="P6" style:family="paragraph" style:parent-style-name="Preformatted_20_Text">
      <style:text-properties fo:language="hsb" fo:country="DE" officeooo:paragraph-rsid="001990e8"/>
    </style:style>
    <style:style style:name="P7" style:family="paragraph" style:parent-style-name="Preformatted_20_Text">
      <style:text-properties officeooo:paragraph-rsid="0016689f"/>
    </style:style>
    <style:style style:name="P8" style:family="paragraph" style:parent-style-name="Preformatted_20_Text">
      <style:text-properties officeooo:paragraph-rsid="00169757"/>
    </style:style>
    <style:style style:name="P9" style:family="paragraph" style:parent-style-name="Preformatted_20_Text">
      <style:text-properties officeooo:paragraph-rsid="0016f0ba"/>
    </style:style>
    <style:style style:name="P10" style:family="paragraph" style:parent-style-name="Preformatted_20_Text">
      <style:text-properties officeooo:paragraph-rsid="0017c7fa"/>
    </style:style>
    <style:style style:name="P11" style:family="paragraph" style:parent-style-name="Preformatted_20_Text">
      <style:text-properties officeooo:paragraph-rsid="001990e8"/>
    </style:style>
    <style:style style:name="P12" style:family="paragraph" style:parent-style-name="Preformatted_20_Text">
      <style:text-properties officeooo:paragraph-rsid="001ab5fe"/>
    </style:style>
    <style:style style:name="P13" style:family="paragraph" style:parent-style-name="Preformatted_20_Text">
      <style:text-properties officeooo:paragraph-rsid="001b6fda"/>
    </style:style>
    <style:style style:name="T1" style:family="text">
      <style:text-properties fo:language="hsb" fo:country="DE"/>
    </style:style>
    <style:style style:name="T2" style:family="text">
      <style:text-properties officeooo:rsid="0016689f"/>
    </style:style>
    <style:style style:name="T3" style:family="text">
      <style:text-properties officeooo:rsid="00169757"/>
    </style:style>
    <style:style style:name="T4" style:family="text">
      <style:text-properties officeooo:rsid="0016f0ba"/>
    </style:style>
    <style:style style:name="T5" style:family="text">
      <style:text-properties officeooo:rsid="0017c7fa"/>
    </style:style>
    <style:style style:name="T6" style:family="text">
      <style:text-properties officeooo:rsid="001990e8"/>
    </style:style>
    <style:style style:name="T7" style:family="text">
      <style:text-properties officeooo:rsid="001ab5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/></text:p>
      <text:p text:style-name="Preformatted_20_Text">%----------------------------------- </text:p>
      <text:p text:style-name="Preformatted_20_Text">% https://digital.slub-dresden.de/data/kitodo/BibltojeZ_478590679/BibltojeZ_478590679_tif/jpegs/00001632.tif.large.jpg </text:p>
      <text:p text:style-name="Preformatted_20_Text">%----------------------------------------------------------- </text:p>
      <text:p text:style-name="Preformatted_20_Text"/>
      <text:p text:style-name="P2">%----------------------------------- </text:p>
      <text:p text:style-name="P2"/>
      <text:p text:style-name="P7"><text:span text:style-name="T1">kapitl((</text:span>Prěni list swj. japoštoła Jana.<text:span text:style-name="T2">))</text:span></text:p>
      <text:p text:style-name="P7"/>
      <text:p text:style-name="P7"><text:span text:style-name="T2">staw((</text:span>Prěni staw.<text:span text:style-name="T2">))</text:span></text:p>
      <text:p text:style-name="P7"/>
      <text:p text:style-name="P7"><text:span text:style-name="T2">detail((</text:span>Wo Chrystusowej paršonje, jeho zjewjenym słowje a wěrnej pokuće.<text:span text:style-name="T2">))</text:span></text:p>
      <text:p text:style-name="P7"/>
      <text:p text:style-name="P7"><text:span text:style-name="T2">detail((</text:span>Tekst na 4. njedźelu adwenta. IV.<text:span text:style-name="T2">))</text:span></text:p>
      <text:p text:style-name="P7"/>
      <text:p text:style-name="P2">%----------------------------------- </text:p>
      <text:p text:style-name="P7"><text:s/></text:p>
      <text:p text:style-name="Preformatted_20_Text">1. Štož wot spočatka bě, štož smy słyšeli, štož z našimaj wočomaj smy widźeli, štož my wohladowali smy, a štoź našej ružy womasałej stej, wot słowa teho žiwjenja; <text:span text:style-name="T3">ref((</text:span>Jan. 1, 1.St. 1, 14.<text:span text:style-name="T3">))</text:span> </text:p>
      <text:p text:style-name="Preformatted_20_Text"/>
      <text:p text:style-name="P8">2. (A to žiwjenje je so zjewiło, a my smy widźeli a swědčimy a připowědamy wam tuto wěčne žiwjenje, kotrež bě pola Wótca a nam so zjewiło je;) <text:span text:style-name="T3">ref((</text:span>Jan. 1, 4. St. 1, 1.<text:span text:style-name="T3">))</text:span></text:p>
      <text:p text:style-name="Preformatted_20_Text"/>
      <text:p text:style-name="P8">3. Štož smy widźeli a słyšeli, to my wam připowědamy, zo byšće tež wy z nami towarstwo měli, a naše towarstwo pak było z Wótcom a z jeho Ssynom, Jezom Chrystusom;</text:p>
      <text:p text:style-name="P8"><text:s/></text:p>
      <text:p text:style-name="P8">4. A to wam pišemy, zo by waša wjesełosć połna była.) <text:span text:style-name="T3">ref((</text:span>Jan. 15, 11.<text:span text:style-name="T3">))</text:span></text:p>
      <text:p text:style-name="P8"><text:s/></text:p>
      <text:p text:style-name="P8">5. A to je to připowědanje, kotrež wot njeho słyšeli smy a wam připowědamy, zo Bóh swětło je a zo žana ćěmnosć w nim njeje. <text:span text:style-name="T3">ref((</text:span>Jan. 8, 12.<text:span text:style-name="T3">))</text:span></text:p>
      <text:p text:style-name="P8"><text:s/></text:p>
      <text:p text:style-name="Preformatted_20_Text">6. Jeli zo my prajimy, zo my towarstwo z nim mamy, chodźimy pak pó ćmje, dha my łžemy a nječinimy prawdu. </text:p>
      <text:p text:style-name="Preformatted_20_Text"/>
      <text:p text:style-name="P8">7. Jeli zo pak w swětle chodźimy, jako wón w swětlłe je; dha mamy my towarstwo bjez sobu; a ta krej Jezom Chrysta, jeho Syna, wučisći nas wotžwšitkeho hrěcha. <text:span text:style-name="T3">ref((</text:span>Hebr. 9, 14. Zjew. I, 5.<text:span text:style-name="T3">))</text:span></text:p>
      <text:p text:style-name="P8"/>
      <text:p text:style-name="P3">%----------------------------------- </text:p>
      <text:p text:style-name="P8"><text:s/></text:p>
      <text:p text:style-name="P8"><text:span text:style-name="T3">detail((</text:span>Tekst na 11. njedźelu po swj. Trojicy. IV.<text:span text:style-name="T3">))</text:span></text:p>
      <text:p text:style-name="Preformatted_20_Text"/>
      <text:p text:style-name="P3">%----------------------------------- </text:p>
      <text:p text:style-name="P8"><text:s/></text:p>
      <text:p text:style-name="P8">8. [Jeli zo prajimy, zo žaneho hrěcha nimamy, zawjedźemy so sami a prawda w nas njeje. <text:span text:style-name="T3">ref((</text:span>Přisł. 20, 9.<text:span text:style-name="T3">))</text:span></text:p>
      <text:p text:style-name="P8"/>
      <text:p text:style-name="P8">9. Jeli zo my pak naše hrěchi wuznajemy, dha je wón swěrny a Pprawy, zo nam te hrěchi wodawa a wučisći nas wot wšitkeje njeprawdosće. <text:span text:style-name="T3">ref((</text:span>Přisł. 28, 13. 1 Thes. 5, 24.<text:span text:style-name="T3">))</text:span></text:p>
      <text:p text:style-name="P8"/>
      <text:p text:style-name="Preformatted_20_Text">10. Jeli zo prajimy, zo njejsmy zhrěšili, dha jeho za łharja zčinimy, a jeho słowo w nas njeje.) </text:p>
      <text:p text:style-name="Preformatted_20_Text"/>
      <text:p text:style-name="P3">%----------------------------------- </text:p>
      <text:p text:style-name="P8"><text:s/></text:p>
      <text:p text:style-name="P8"><text:span text:style-name="T3">staw((</text:span>2. Staw.<text:span text:style-name="T3">))</text:span></text:p>
      <text:p text:style-name="P8"/>
      <text:p text:style-name="P8"/>
      <text:p text:style-name="P8"><text:soft-page-break/></text:p>
      <text:p text:style-name="P8"><text:span text:style-name="T3">detail((</text:span>Wo křesćijanstwa załožku, na čim je póznać, w čim wobsteji, wo jeho kóncu, njepšećelach a zdźerženju.<text:span text:style-name="T3">))</text:span></text:p>
      <text:p text:style-name="P8"/>
      <text:p text:style-name="P8"><text:span text:style-name="T3">detail((</text:span>Tekst na 3. njedźelu po swj. Trojicy. IV.<text:span text:style-name="T3">))</text:span></text:p>
      <text:p text:style-name="P8"/>
      <text:p text:style-name="P3">%----------------------------------- </text:p>
      <text:p text:style-name="P8"><text:s/></text:p>
      <text:p text:style-name="P8"><text:s/></text:p>
      <text:p text:style-name="P8">1. [Moje dźěćatka, to wam pišu, zo byšće njehrěšili. A jeli štó by zhrěšił, dha mamy ryčnika pola Wótca, Jezom Chrysta, kiž je prawy; <text:span text:style-name="T3">ref((</text:span>Rom. 8, 34. Hebr. 7, 25. St. 9, 24.<text:span text:style-name="T3">))</text:span></text:p>
      <text:p text:style-name="P8"/>
      <text:p text:style-name="P8">2. A tón samy je to zjednanje za naše hrěchi, nic jeno pak za te naše, ale tež za teho cyłeho swěta. <text:span text:style-name="T3">ref((</text:span>Kol. 1, 20.<text:span text:style-name="T3">))</text:span></text:p>
      <text:p text:style-name="P8"><text:s/></text:p>
      <text:p text:style-name="Preformatted_20_Text">3. A na tym wěmy, zo my jeho znajemy, jeli zo my jeho kaznje dźeržimy. </text:p>
      <text:p text:style-name="Preformatted_20_Text"/>
      <text:p text:style-name="Preformatted_20_Text">4. Štóž praji: Ja jeho znaju, a njedźerži jeho kaznje, tón je łhar, a w tajkim žana wěrnosć njeje. </text:p>
      <text:p text:style-name="Preformatted_20_Text"/>
      <text:p text:style-name="P8">5. Štóž pak jeho słowo dźerži, w tajkim je woprawdźe ta lubosć Boža dokonjana. Na tym my póznajemy, zo my w nim smy. <text:span text:style-name="T3">ref((</text:span>Jan. 14, 21. 23:<text:span text:style-name="T3">))</text:span></text:p>
      <text:p text:style-name="P8"><text:s/></text:p>
      <text:p text:style-name="P8">6. Štóž praji, zo wón w nim wostanje, tón ma tež tak chodźić, kaž wón chodźił je.) <text:span text:style-name="T3">ref((</text:span>Jan. 15, 4. 5.<text:span text:style-name="T3">))</text:span></text:p>
      <text:p text:style-name="P8"><text:s/></text:p>
      <text:p text:style-name="P8">7. Moji bratřa, ja wam njepišu nowu přikaznju, ale tu ztaru přikaznju, kotruž wy sće wot prědka měli. Ta stara přikaznja je to słowo, kotrěž wot spočatka sće słyšeli. <text:span text:style-name="T3">ref((</text:span>2 Jan. št. 5.<text:span text:style-name="T3">))</text:span></text:p>
      <text:p text:style-name="P8"/>
      <text:p text:style-name="P8">8. Zaso nowu přikaznju ja wam pišu, kotraž wěrna je pola njeho a pola was; přetož ta ćma je zašła a to wěrne swětło nětk swěći. <text:span text:style-name="T3">ref((</text:span>Rom. 13, 12.<text:span text:style-name="T3">))</text:span></text:p>
      <text:p text:style-name="P8"><text:s/></text:p>
      <text:p text:style-name="P8">9. Štóž praji, zo je w swětle, a hidźi swojeho bratra, tón je hišće nětk w ćěmnosći. <text:span text:style-name="T3">ref((</text:span>St. 5, 15. St. 4, 20.<text:span text:style-name="T3">))</text:span></text:p>
      <text:p text:style-name="P8"/>
      <text:p text:style-name="P8"/>
      <text:p text:style-name="P8"/>
      <text:p text:style-name="P8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33.tif.large.jpg </text:p>
      <text:p text:style-name="Preformatted_20_Text">%----------------------------------------------------------- </text:p>
      <text:p text:style-name="Preformatted_20_Text"/>
      <text:p text:style-name="P8">10. Štóž swojeho bratra lubuje, tón wostanje w swětle a njeje žane pohóršenje w nim; <text:span text:style-name="T3">ref((</text:span>St. 3, 14.<text:span text:style-name="T3">))</text:span></text:p>
      <text:p text:style-name="P8"/>
      <text:p text:style-name="P8">11. Štóž pak swojeho bratra hidźi, tón je w ćmje a chodźi w ćmje a njewě, hdźe wón dźe; přetož ta ćma je jeho woči zaslepiła. <text:span text:style-name="T3">ref((</text:span>St. 3, 14. 15. St. 4, 20.<text:span text:style-name="T3">))</text:span></text:p>
      <text:p text:style-name="P8"><text:s/></text:p>
      <text:p text:style-name="P8">12. Lube dźěćatka, ja pišu wam, zo wam te hrěchi přez jeho mjeno wodate budźa. <text:span text:style-name="T3">ref((</text:span>Luk. 24, 47.<text:span text:style-name="T3">))</text:span></text:p>
      <text:p text:style-name="P8"><text:s/></text:p>
      <text:p text:style-name="Preformatted_20_Text">13. Ja pišu wam wótcam; přetož wy znajeće teho, kiž wot spočatka je. Ja pišu wam młodźencam; přetož wy sće teho złóstnika přewinyli. </text:p>
      <text:p text:style-name="Preformatted_20_Text"/>
      <text:p text:style-name="Preformatted_20_Text">14. Ja pišu wam dźěćom; přetož wy teho Wótca znajeće. Ja sym wam wótcam pisał, zo byšće wy teho znali, kiž wot spočatka je. Ja sym wam młodźencam pisał, dokelž wy mócni sće a to słowo Bože pola was wostanje a teho złóstnika sće přewinyli. </text:p>
      <text:p text:style-name="Preformatted_20_Text"/>
      <text:p text:style-name="Preformatted_20_Text">15. Njemějće lubo tón swět ani štož na swěće je. Jeli zo štó tón swět lubo ma, w tym teho Wótca lubosć njeje. </text:p>
      <text:p text:style-name="Preformatted_20_Text"/>
      <text:p text:style-name="Preformatted_20_Text">16. Přetož wšitko, štož na swěće je (jako žadosć teho ćěła a žadosć tych wočow a hordozć teho žiwjenja), to njeje wot Wótca, ale je wot swěta. </text:p>
      <text:p text:style-name="Preformatted_20_Text"/>
      <text:p text:style-name="P8">17. A swět zańdźe ze swojimi žadosćemi; štóž pak Božu wolu čini, tón wostanje wěčnje. <text:span text:style-name="T3">ref((</text:span>Pz. 90, 10.<text:span text:style-name="T3">))</text:span></text:p>
      <text:p text:style-name="P8"/>
      <text:p text:style-name="P8">18. Dźěćatka, ta poslednja štunda je, a jako sće słyšeli, zo Chrystusowy přećiwnik přińć ma a nětk wjele Chrystusowych přećiwnikow je poztanuło; z teho my póznajemy, zo je poslednja štunda. <text:span text:style-name="T3">ref((</text:span>Mat. 24, 5. 24.<text:span text:style-name="T3">))</text:span></text:p>
      <text:p text:style-name="P8"><text:s/></text:p>
      <text:p text:style-name="P8">19. Woni su wot nas wotešli, ale woni wot nas njeběchu; přetož hdy bychu wot nas byli, dha bychu pola nas wostali; ale woni su wot nas wotešli, zo bychu zjewjeni byli, zo wšitcy wot nas njejsu. <text:span text:style-name="T3">ref((</text:span>Jap. z. 20, 30.<text:span text:style-name="T3">))</text:span></text:p>
      <text:p text:style-name="P8"><text:s/></text:p>
      <text:p text:style-name="Preformatted_20_Text">20. A wy maće to žałbowanje wot teho, kiž swjaty je a wěsće wšitko. </text:p>
      <text:p text:style-name="Preformatted_20_Text"/>
      <text:p text:style-name="Preformatted_20_Text">21. Ja wam njejsym pisał, jako byšće wy prawdu njewjedźili, ale zo wy ju wěsće a wěsće tež, zo žana łža z teje prawdy njepřińdźe. </text:p>
      <text:p text:style-name="Preformatted_20_Text"/>
      <text:p text:style-name="P8">22. Štó je łhar, chiba tón, kiž zaprě, zo Jezus njeje Chrystus? Tón je tón Chrystusowy přećiwnik, kotryž zaprě Wótca a Syna. <text:span text:style-name="T3">ref((</text:span>St. 4, 3. 2 Jan. št. 7.<text:span text:style-name="T3">))</text:span></text:p>
      <text:p text:style-name="P8"><text:s/></text:p>
      <text:p text:style-name="P8">23. Kóždy, kiž Syna zaprě, tón tež teho Wótca nima. <text:span text:style-name="T3">ref((</text:span>St. 4, 15.<text:span text:style-name="T3">))</text:span></text:p>
      <text:p text:style-name="P8"><text:s/></text:p>
      <text:p text:style-name="P8">24. Wy teho dla, štož sće słyšeli wot spočatka, to njech wostanje při was. Jeli zo při was wostać budźe, štož wy wot spočatka sće słyšeli, dha wy tež w Synje a we Wótcu wostanjeće. <text:span text:style-name="T3">ref((</text:span>Scht. 7.<text:span text:style-name="T3">))</text:span></text:p>
      <text:p text:style-name="P8"><text:s/></text:p>
      <text:p text:style-name="Preformatted_20_Text">25. A to je to slubjenje, kotrež wón nam slubił je, to wěčne žiwjenje. </text:p>
      <text:p text:style-name="Preformatted_20_Text"/>
      <text:p text:style-name="Preformatted_20_Text">26. To sym ja wam pisał wot tych, kotřiž was zawjedu. </text:p>
      <text:p text:style-name="Preformatted_20_Text"/>
      <text:p text:style-name="P8">27. A to žałbowanje, kotrež wy wot njeho sće dóstali, wostanje při was, a njetrjebaće, zo by was štó wučił; ale runje jako was to same žałbowanje wot wšelkich wěcow rozwuči, tak wone tež wěrno je a njeje žana łža. A kaž was nawučiło je, tak při nim wostańće. <text:span text:style-name="T3">ref((</text:span>Scht. 20. Jan. 14, 26. St. 16, 13.<text:span text:style-name="T3">))</text:span></text:p>
      <text:p text:style-name="P8"/>
      <text:p text:style-name="P8"/>
      <text:p text:style-name="P8"><text:soft-page-break/><text:s/></text:p>
      <text:p text:style-name="P8">28. A nětk, dźěćatka, wostańće při nim, zo bychmy my, hdyž wón so zjewić budźe, chrobłosć měli a k hanibje njepšišli před nim w jeho přichodźe. <text:span text:style-name="T3">ref((</text:span>St. 3, 21.<text:span text:style-name="T3">))</text:span></text:p>
      <text:p text:style-name="P8"><text:s/></text:p>
      <text:p text:style-name="P8">29. Hdyž wy wěsće, zo wón prawy je, dha tež póznajće, zo kóždy, kiž prawje čini, wot njeho so narodźił je.</text:p>
      <text:p text:style-name="P8"/>
      <text:p text:style-name="P8"/>
      <text:p text:style-name="P8"><text:s/></text:p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34.tif.large.jpg </text:p>
      <text:p text:style-name="Preformatted_20_Text">%----------------------------------------------------------- </text:p>
      <text:p text:style-name="Preformatted_20_Text"/>
      <text:p text:style-name="P4">%----------------------------------- </text:p>
      <text:p text:style-name="P9"/>
      <text:p text:style-name="P9"><text:span text:style-name="T4">staw((</text:span>3. Staw.<text:span text:style-name="T4">))</text:span></text:p>
      <text:p text:style-name="P9"/>
      <text:p text:style-name="P9"><text:span text:style-name="T4">detail((</text:span>Wo wěrnych kšezćijanow krasnosći, wosebnosćach, křižu a trošće.<text:span text:style-name="T4">))</text:span></text:p>
      <text:p text:style-name="P9"/>
      <text:p text:style-name="P9"><text:span text:style-name="T4">detail((</text:span>Tekst na njedźelu Judica. IV.<text:span text:style-name="T4">))</text:span></text:p>
      <text:p text:style-name="P9"/>
      <text:p text:style-name="P4">%----------------------------------- </text:p>
      <text:p text:style-name="P9"><text:s/></text:p>
      <text:p text:style-name="Preformatted_20_Text">1. [Pohlejće, kajku lubosć nam tón Wótc wopokazał je, zo bychmy Bože dźěći mjenowani byli. Teho dla was swět njeznaje, přetož wón jeho njeznaje. <text:span text:style-name="T4">ref((</text:span>Jan. 16, 3. St. 17, 25.<text:span text:style-name="T4">))</text:span></text:p>
      <text:p text:style-name="Preformatted_20_Text"/>
      <text:p text:style-name="P9">2. Moji najlubši, my smy nětk Bože dźěći; ale zjewiło so hišće njeje, što my budźemy. My pak wěmy, hdyž so zjewić budźe, zo my jemu podobni budźemy; přetož my jeho widźeć budźemy tak, kaž wón je. <text:span text:style-name="T4">ref((</text:span>Jan. 1, 12. Rom. 8, 18.<text:span text:style-name="T4">))</text:span></text:p>
      <text:p text:style-name="Preformatted_20_Text"/>
      <text:p text:style-name="P9">3. A kóždy, kiž tu nadźiju k njemu ma, wučisći so, runje jako wón tež čisty je. <text:span text:style-name="T4">ref((</text:span>2 Kor. 7, 1.<text:span text:style-name="T4">))</text:span></text:p>
      <text:p text:style-name="P9"><text:s/></text:p>
      <text:p text:style-name="Preformatted_20_Text">4. Kóždy, kiž hrěch čini, tón tež čini přećiwo zakonju; přetož hrěch je přestupjenje zakonja. </text:p>
      <text:p text:style-name="Preformatted_20_Text"/>
      <text:p text:style-name="P9">5. A wy wěsće, zo wón so zjewił je, zo by naše hrěchi preč wzał; a w nim žadyn hrěch njeje. <text:span text:style-name="T4">ref((</text:span>1 Pětr. 2, 24.<text:span text:style-name="T4">))</text:span></text:p>
      <text:p text:style-name="P9"/>
      <text:p text:style-name="P9">6. Štóž w nim wostanje, tón njehrěši; ale štóž hrěši, tón jeho njeje widźił ani jeho póznał.) <text:span text:style-name="T4">ref((</text:span>St. 5, 18.<text:span text:style-name="T4">))</text:span></text:p>
      <text:p text:style-name="P9"><text:s/></text:p>
      <text:p text:style-name="P9">7. Dźěćatka, njedajće so nikomu zawjesć. Štóž prawdosć čini, je prawy, runje jako wón prawy je. <text:span text:style-name="T4">ref((</text:span>St. 2, 20.<text:span text:style-name="T4">))</text:span></text:p>
      <text:p text:style-name="P9"><text:s/></text:p>
      <text:p text:style-name="P9">8. Štóž hrěch čini, je z čerta; přetož čert zhrěši wot zpoćatka. Na to je so zjewił Syn Boži, zo by wón te čertowske skutki skazył. <text:span text:style-name="T4">ref((</text:span>Jan. 8, 44. 1 Mójz. 3, 15.<text:span text:style-name="T4">))</text:span></text:p>
      <text:p text:style-name="P9"/>
      <text:p text:style-name="Preformatted_20_Text">9. Štóž z Boha so je narodźił, nječini hrěch; přetož jeho symjo při nim wostanje, a njemóže zhrěšić, dokelž wón z Boha je narodźeny. </text:p>
      <text:p text:style-name="Preformatted_20_Text"/>
      <text:p text:style-name="Preformatted_20_Text">10. S teho je póznać, kotre su Bože dźěći a čertowske dźěći; štóž prawdosć nječini, njeje wot Boha; a tež, kotryž njelubuje swojeho bratra. </text:p>
      <text:p text:style-name="Preformatted_20_Text"/>
      <text:p text:style-name="P9">11. Přetož to je to poselstwo, kotrež sće słyšeli wot spočatka, zo my so bjez sobu lubować mamy. <text:span text:style-name="T4">ref((</text:span>Jan. 13, 34. St. 15, 12.<text:span text:style-name="T4">))</text:span></text:p>
      <text:p text:style-name="P9"><text:s/></text:p>
      <text:p text:style-name="P9">12. Nic jako Kain, kiž wot teho złeho běše a zabi swojeho bratra. A čoho dla wón jeho zabi? So jeho skutki złe běchu, a jeho bratra prawe. <text:span text:style-name="T4">ref((</text:span>1 Mójz. 4, 8.<text:span text:style-name="T4">))</text:span></text:p>
      <text:p text:style-name="P9"/>
      <text:p text:style-name="P4">%----------------------------------- </text:p>
      <text:p text:style-name="P9"/>
      <text:p text:style-name="P9"><text:span text:style-name="T4">detail((</text:span>Epistola na 2. njedźelu po swj. Trojicy.<text:span text:style-name="T4">))</text:span></text:p>
      <text:p text:style-name="P9"/>
      <text:p text:style-name="P4">%----------------------------------- </text:p>
      <text:p text:style-name="P9"/>
      <text:p text:style-name="P9"><text:s/></text:p>
      <text:p text:style-name="Preformatted_20_Text"/>
      <text:p text:style-name="Preformatted_20_Text"><text:soft-page-break/></text:p>
      <text:p text:style-name="Preformatted_20_Text">13. [Njedźiwajće so, moji bratřa, hdyž swět was hidźi. <text:span text:style-name="T4">ref((</text:span>Mat. 5, 11. Jan. 15, 18.<text:span text:style-name="T4">))</text:span></text:p>
      <text:p text:style-name="Preformatted_20_Text"/>
      <text:p text:style-name="P9">14. My wěmy, zo my ze smjerće k žiwjenju přišli smy; přetož my lubujemy bratrow. Štóž bratra njelubuje, tón wostanje w smjerći. <text:span text:style-name="T4">ref((</text:span>St. 2, 11. 3 Mój. 19, 17.<text:span text:style-name="T4">))</text:span></text:p>
      <text:p text:style-name="P9"><text:s/></text:p>
      <text:p text:style-name="P9">15. Štóž swojeho bratra hidźi, tón je mordar; a wy wěsće, zo mordar nima wěčne žiwjenje tak, zo by při nim wostało. <text:span text:style-name="T4">ref((</text:span>St. 3, 9. 11. Mat. 5, 21. 22.<text:span text:style-name="T4">))</text:span></text:p>
      <text:p text:style-name="P9"><text:s/></text:p>
      <text:p text:style-name="P9">16. Na tym smy my póznali tu lubosć, zo wón swoje žiwjenje za nas wostajił je. A my tež dyrbimy swoje žiwjenje za bratrow wostajić. <text:span text:style-name="T4">ref((</text:span>Jan. 15, 13.<text:span text:style-name="T4">))</text:span></text:p>
      <text:p text:style-name="P9"><text:s/></text:p>
      <text:p text:style-name="Preformatted_20_Text">17. Hdyž pak něchtó teho swěta kubła ma a widźi swojeho bratra w nuzy a zanknje swoju wutrobu před nim, kaha wostanje lubosć Boža w nim? </text:p>
      <text:p text:style-name="Preformatted_20_Text"/>
      <text:p text:style-name="P9">18. Moje dźěćatka, njelubujmy ze słowami ani z jazykom, ale ze zkutkom a woprawdźe.<text:span text:style-name="T4">]</text:span> <text:span text:style-name="T4">ref((</text:span>Jak. 1, 22. Si. 3, 15.<text:span text:style-name="T4">))</text:span></text:p>
      <text:p text:style-name="P9"><text:s/></text:p>
      <text:p text:style-name="Preformatted_20_Text">19. A na tym my póznajemy, zo my z prawdy smy, a móžemy před nim naše wutroby zpokojeć; </text:p>
      <text:p text:style-name="Preformatted_20_Text"/>
      <text:p text:style-name="Preformatted_20_Text">20. Tak jeli zo naša wutroba nas zatama, zo Bóh wjetši je dyžli naša wutroba, a póznaje wšitke wěcy. </text:p>
      <text:p text:style-name="Preformatted_20_Text"/>
      <text:p text:style-name="P9">21. Wy najlubši, jeli zo naša wutroba nas njezatama, dha mamy chrobłosć k Bohu; <text:span text:style-name="T4">ref((</text:span>Sst 2, 28.<text:span text:style-name="T4">))</text:span></text:p>
      <text:p text:style-name="P9"><text:s/></text:p>
      <text:p text:style-name="P9">22. A štož prosymy, budźemy wot njeho wzać; přetož my bźeržimy jeho kaznje a činimy, štož před nim je spodobne. <text:span text:style-name="T4">ref((</text:span>mark. 11, 44.<text:span text:style-name="T4">))</text:span></text:p>
      <text:p text:style-name="P9"/>
      <text:p text:style-name="P9"/>
      <text:p text:style-name="P9"><text:s/></text:p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35.tif.large.jpg </text:p>
      <text:p text:style-name="Preformatted_20_Text">%----------------------------------------------------------- </text:p>
      <text:p text:style-name="Preformatted_20_Text"/>
      <text:p text:style-name="P10">23. A to je jeho přikaznja, zo bychmy wěrili do teho mjena jeho Syna Jezom Chrysta a so bjez sobu lubowali, jako wón nam přikaznju dał je; <text:span text:style-name="T4">ref((</text:span>Jan. 6, 29. Mark. 12, 31.<text:span text:style-name="T5">))</text:span></text:p>
      <text:p text:style-name="Preformatted_20_Text"/>
      <text:p text:style-name="P10">24. A štóž jeho přikaznje dźerži, tón wostanje w nim, a wón w nim. A na tym my póznajemy, zo wón w nas wostanje, na tym Duchu, kotrehož wón nam dał je. <text:span text:style-name="T4">ref((</text:span>Jan. 14, 23. 1 Jan. 4, 13. Rom. 8, 9.<text:span text:style-name="T5">))</text:span></text:p>
      <text:p text:style-name="P10"><text:s/></text:p>
      <text:p text:style-name="P5">%----------------------------------- </text:p>
      <text:p text:style-name="P10"/>
      <text:p text:style-name="P10"><text:span text:style-name="T5">staw((</text:span>4. Staw.<text:span text:style-name="T5">))</text:span></text:p>
      <text:p text:style-name="P10"/>
      <text:p text:style-name="P10"><text:span text:style-name="T5">detail((</text:span>Wo spytowanju falšnych wučerjow a zwučowanju lubosće k Bohu a k blišemu.<text:span text:style-name="T5">))</text:span></text:p>
      <text:p text:style-name="P10"/>
      <text:p text:style-name="P10"><text:span text:style-name="T5">detail((</text:span>Tekst na 4. njedźelu po třoch kralach. IV.<text:span text:style-name="T5">))</text:span></text:p>
      <text:p text:style-name="P10"/>
      <text:p text:style-name="P5">%----------------------------------- </text:p>
      <text:p text:style-name="P10"/>
      <text:p text:style-name="P10">1. Wy lubi, njewěŕće kóždemu duchu, ale spytajće tych duchow, hacż su wot Boha; přetož wjele falšnych profetow je wušło do swěta. <text:span text:style-name="T4">ref((</text:span>Jer. 14, 14. 1 Thes. 5, 21.<text:span text:style-name="T5">))</text:span></text:p>
      <text:p text:style-name="Preformatted_20_Text"/>
      <text:p text:style-name="P10">2. Na tym maće wy Ducha Božeho póznać: Kóždy duch, kiž póznaje, zo Jezus Chrystus w ćěle přišoł je, tón je wot Boha; <text:span text:style-name="T4">ref((</text:span>1 Kor. 12, 3.<text:span text:style-name="T5">))</text:span></text:p>
      <text:p text:style-name="P10"/>
      <text:p text:style-name="P10">3. A kóždy duch, kiž njepóznaje, zo Jezus Chrystus je w ćěle přišoł, tón njeje wot Boha. A to je tón duch teho Chrystusoweho přećiwnika, wot kotrehož sće słyšeli, zo přińć budźe a je nětk hižom na swěće. <text:span text:style-name="T4">ref((</text:span>St. 2, 18. 22.<text:span text:style-name="T5">))</text:span></text:p>
      <text:p text:style-name="P10"><text:s/></text:p>
      <text:p text:style-name="P10">4. Dźěćatka, wy sće wot Boha a sće tamnych pšewinułe; přetož, kiž we was je, je wjele wjetši, dyžli tón, kiž na swěće je.) <text:span text:style-name="T4">ref((</text:span>2 Kral. 6, 16.<text:span text:style-name="T5">))</text:span></text:p>
      <text:p text:style-name="P10"><text:s/></text:p>
      <text:p text:style-name="Preformatted_20_Text">5. Woni su ze swěta; teho dla ryča woni wot swěta, a swět jich słyši. </text:p>
      <text:p text:style-name="Preformatted_20_Text"/>
      <text:p text:style-name="P10">6. My smy wot Boha, a štóž Boha póznaje, tón nas słyši; kotryž wot Boha njeje, tón nas njesłyši. Na tym my póznajemy ducha teje prawdy a ducha teho błuda. <text:span text:style-name="T4">ref((</text:span>Jan. 8, 47.<text:span text:style-name="T5">))</text:span></text:p>
      <text:p text:style-name="P10"><text:s/></text:p>
      <text:p text:style-name="P10">7. Wy najlubši, lubujmy so bjez sobu; přetož ta lubosć je wot Boha, a štóž lubuje, tón je wot Boha narodźeny a znaje Boha. <text:span text:style-name="T4">ref((</text:span>Jan. 8, 42.<text:span text:style-name="T5">))</text:span></text:p>
      <text:p text:style-name="P10"><text:s/></text:p>
      <text:p text:style-name="P10">8. Štóž njelubuje, tón njeznaje Boha; přetož Bóh je lubosć. </text:p>
      <text:p text:style-name="P10"/>
      <text:p text:style-name="P5">%----------------------------------- </text:p>
      <text:p text:style-name="P10"/>
      <text:p text:style-name="P10"><text:span text:style-name="T5">detail((</text:span>Tekst na 2. swjedźeń hodow. IV.<text:span text:style-name="T5">))</text:span> </text:p>
      <text:p text:style-name="Preformatted_20_Text"/>
      <text:p text:style-name="P5">%----------------------------------- </text:p>
      <text:p text:style-name="P10"/>
      <text:p text:style-name="P10">9. [Na tym je so zjewiła ta lubosć Boža k nam, zo Bóh swojeho jeničkeho narodźeneho Syna je do swěta pósłał, zo bychmy přez njeho žiwi byli. <text:span text:style-name="T4">ref((</text:span>Jan. 3, 16.<text:span text:style-name="T5">))</text:span> </text:p>
      <text:p text:style-name="P10"/>
      <text:p text:style-name="Preformatted_20_Text">10. W tym wobsteji ta lubosć: nic zo my Boha lubowali smy, ale zo wón nas je lubował a pósłał swojeho Syna, zo by zjednanje był za naše hrěchi. </text:p>
      <text:p text:style-name="Preformatted_20_Text"/>
      <text:p text:style-name="Preformatted_20_Text"><text:soft-page-break/></text:p>
      <text:p text:style-name="P10">11. Wy najlubši, je nas Bóh tak lubował, dha so tež my bjez sobu lubować mamy.) <text:span text:style-name="T4">ref((</text:span>Mat. 18, 33. Jan. 15, 12. 13.<text:span text:style-name="T5">))</text:span></text:p>
      <text:p text:style-name="P10"/>
      <text:p text:style-name="P5">%----------------------------------- </text:p>
      <text:p text:style-name="P10"/>
      <text:p text:style-name="P10"><text:span text:style-name="T5">detail((</text:span>Tekst na swjedźeń swj. Trojicy. IV.<text:span text:style-name="T5">))</text:span> </text:p>
      <text:p text:style-name="Preformatted_20_Text"/>
      <text:p text:style-name="P5">%----------------------------------- </text:p>
      <text:p text:style-name="P10"/>
      <text:p text:style-name="P10">12. [RNichtó nihdy njeje Boha widźił. Hdyž my so pak bjez sobu lubujemy, dha wostanje Bóh w nas, a jeho lubosć je dopjelnjena w nas. <text:span text:style-name="T5">ref((</text:span>Jan. 1, 18. 1 Tim. 6, 16.<text:span text:style-name="T5">))</text:span></text:p>
      <text:p text:style-name="P10"/>
      <text:p text:style-name="Preformatted_20_Text">13. Na tym póznajemy, zo my w nim wostanjemy a wón we nas, zo wón nam wot swojeho Ducha dał je. </text:p>
      <text:p text:style-name="Preformatted_20_Text"/>
      <text:p text:style-name="Preformatted_20_Text">14. A my smy widźili a swědčimy, zo tón Wótc teho Syna je pósłał, zo by wumožnik teho swěta był. </text:p>
      <text:p text:style-name="Preformatted_20_Text"/>
      <text:p text:style-name="P10">15. Štóž teho dla póznaje, zo Jezus Boži Syn je, w tym wostanje Bóh, a wón w Bosy. <text:span text:style-name="T5">ref((</text:span>St. 5, 5.<text:span text:style-name="T5">))</text:span></text:p>
      <text:p text:style-name="P10"><text:s/></text:p>
      <text:p text:style-name="P10">16. A my smy póznali a wěrili tu lubosć, kotruž Bóh k nam ma.) Epistola na 1. njedźelu po swj. Trojicy. Bóh je lubosć, a štóž w lubosći wostanje, tón wostanje w Bosy a Bóh w nim. <text:span text:style-name="T5">ref((</text:span>Scht. 8.<text:span text:style-name="T5">))</text:span></text:p>
      <text:p text:style-name="P10"><text:s/></text:p>
      <text:p text:style-name="P10">17. Na tym so ta lubosć dokonja pola nas, zo my bychmy dowěrjenje měli na sudnym dnju; přetož kaž wón je, tak tež my smy na tutym swěće. <text:span text:style-name="T5">ref((</text:span>St. 2, 28. St. 3, 21. Ł,<text:span text:style-name="T5">))</text:span></text:p>
      <text:p text:style-name="P10"/>
      <text:p text:style-name="P10"/>
      <text:p text:style-name="P10"/>
      <text:p text:style-name="P10"/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36.tif.large.jpg </text:p>
      <text:p text:style-name="Preformatted_20_Text">%----------------------------------------------------------- </text:p>
      <text:p text:style-name="Preformatted_20_Text"/>
      <text:p text:style-name="Preformatted_20_Text">18. Bojosć njeje w lubosći, ale dokonjana lubosć wumjeta tu bojosć won; přetož ta bojosć ma čwilu. Štóž so pak boji, tón njeje dokonjany w lubosći. </text:p>
      <text:p text:style-name="Preformatted_20_Text"/>
      <text:p text:style-name="P11">19. Lubujmy my jeho, dokelž wón nas prjedy je lubował. <text:span text:style-name="T5">ref((</text:span>Scht. 10.<text:span text:style-name="T6">))</text:span> </text:p>
      <text:p text:style-name="Preformatted_20_Text"/>
      <text:p text:style-name="P11">20. Hdyž štó rjeknje: „Ja lubuju Boha", a hidźi swojeho bratra, tón je łhar. Přetož štóž swojeho bratra njelubuje, kotrehož wón widźi, kak móže tón Boha lubować, kotrehož wón njewidźi? <text:span text:style-name="T5">ref((</text:span>st. 2,4 11.<text:span text:style-name="T6">))</text:span></text:p>
      <text:p text:style-name="P11"><text:s/></text:p>
      <text:p text:style-name="P11">21. A tu přikaznju mamy my wot njeho, zo tón, kiž Boha lubuje, tež swojeho bratra lubować dyrbi.) <text:span text:style-name="T5">ref((</text:span>Mark. 12, 31. Jan. 13, 34. St. 15, 12.<text:span text:style-name="T6">))</text:span></text:p>
      <text:p text:style-name="P11"/>
      <text:p text:style-name="P6">%----------------------------------- </text:p>
      <text:p text:style-name="P11"/>
      <text:p text:style-name="P11"><text:span text:style-name="T6">staw((</text:span>5. Staw.<text:span text:style-name="T6">))</text:span></text:p>
      <text:p text:style-name="P11"/>
      <text:p text:style-name="P11"><text:span text:style-name="T6">detail((</text:span>Wo prawej wěrje, jeje mocy, płodu a wosebnozći.<text:span text:style-name="T6">))</text:span></text:p>
      <text:p text:style-name="P11"/>
      <text:p text:style-name="P11"><text:span text:style-name="T6">detail((</text:span>Epistola na njedźelu Quazimodogeniti.<text:span text:style-name="T6">))</text:span></text:p>
      <text:p text:style-name="P11"/>
      <text:p text:style-name="P6">%----------------------------------- </text:p>
      <text:p text:style-name="P11"><text:s/></text:p>
      <text:p text:style-name="P11">1. (Kóždy, kiž wěri, zo Jezus je Chrystus, tón je so wot Boha narodźił. A kóždy, kiž teho lubuje, kiž jeho je porodźił, tón tež teho lubuje, kiž so wot njeho je narodźił. <text:span text:style-name="T5">ref((</text:span>Jan: 1;, 12 13:<text:span text:style-name="T6">))</text:span></text:p>
      <text:p text:style-name="P11"/>
      <text:p text:style-name="P11">2. Na tym póznajemy, zo my Bože dźěći lubujemy, hdyž my Boha lubujemy a jeho kaznje dźeržimy. <text:span text:style-name="T5">ref((</text:span>St. 3, 19.<text:span text:style-name="T6">))</text:span></text:p>
      <text:p text:style-name="P11"><text:s/></text:p>
      <text:p text:style-name="P11">3. Přetož to je lubosć k Bohu, zo my jeho kaznje dźeržimy; a jeho kaznje njejsu ćežke. <text:span text:style-name="T5">ref((</text:span>Jan. 14, 23. 24. Mat. 11, 30.<text:span text:style-name="T6">))</text:span></text:p>
      <text:p text:style-name="P11"><text:s/></text:p>
      <text:p text:style-name="P11">4. Přetož wšitko, štož so wot Boha je narodźiło, přewinje swět, a naša wěra je to dobyće, kotraž swět je pšewinuła. <text:span text:style-name="T5">ref((</text:span>Jan. 16, 33.<text:span text:style-name="T6">))</text:span></text:p>
      <text:p text:style-name="P11"><text:s/></text:p>
      <text:p text:style-name="P11">5. Štó je, kiž swět přewinje, chiba tón, kiž wěri, zo Jezus Syn Boži je? <text:span text:style-name="T5">ref((</text:span>St. 4, 4. 1 Kor. 15, 57.<text:span text:style-name="T6">))</text:span></text:p>
      <text:p text:style-name="P11"><text:s/></text:p>
      <text:p text:style-name="P11">6. Tón je tón samy, kiž přińdźe z wodu a z krwju, Jezus Chrystus; nic z wodu samej, ale z wódu a z krwju. A tón Duch je, kotryž swědči, dokelž Duch wěrnosć je. <text:span text:style-name="T5">ref((</text:span>Jan. 19, 34. 35.<text:span text:style-name="T6">))</text:span></text:p>
      <text:p text:style-name="P11"><text:s/></text:p>
      <text:p text:style-name="P11">7. Přetož třjo su, kotřiž swědča w njebjesach: tón Wótc, to słowo a tón swjaty Duch; a ći třjo su jene. <text:span text:style-name="T5">ref((</text:span>Mat. 28, 19. Pz. 33, 6.<text:span text:style-name="T6">))</text:span></text:p>
      <text:p text:style-name="P11"><text:s/></text:p>
      <text:p text:style-name="Preformatted_20_Text">8. A tři su, kiž swědča na zemi: Duch a woda a krej; a te tři su na jene. </text:p>
      <text:p text:style-name="Preformatted_20_Text"/>
      <text:p text:style-name="P11">9. Hdyž my člorbzke swědčenje horje wozmjemy, dha je Bože swědčenje wjetše; přetož Bože swědčenje je to, štož wón swědčił je wot swojeho Syna. <text:span text:style-name="T5">ref((</text:span>Jan: 8, 17.<text:span text:style-name="T6">)</text:span> </text:p>
      <text:p text:style-name="Preformatted_20_Text"/>
      <text:p text:style-name="P11">10. Štóž wěri do teho Syna Božeho, tón ma to swědčenje sam při sebi. Štóž Bohu njewěri, tón čini jeho k łharjej; přetož wón njewěri temu swědčenju, kotrež Bóh swědči wot swojeho Syna. <text:span text:style-name="T5">ref((</text:span>Rom. 8, 16. Jan. 3, 36.<text:span text:style-name="T6">))</text:span></text:p>
      <text:p text:style-name="P11"><text:s/></text:p>
      <text:p text:style-name="P11">11. A to je to swědčenje, zo nam Bóh wěčne žiwjenje je dał, a to same žiwjenje je w jeho Synu. <text:span text:style-name="T5">ref((</text:span>Jan. 1, 4.<text:span text:style-name="T6">))</text:span></text:p>
      <text:p text:style-name="P11"><text:soft-page-break/></text:p>
      <text:p text:style-name="P11"><text:s/></text:p>
      <text:p text:style-name="P11">12. Štóž ma Syna Božeho, tón ma to žiwjenje; štóž nima Syna Božeho, tón nima to žiwjenje. </text:p>
      <text:p text:style-name="Preformatted_20_Text"/>
      <text:p text:style-name="Preformatted_20_Text">13. To same sym ja wam pisał, kiž wy wěriće do teho mjena teho Syna Božeho, zo byšće wědźeli, zo wěčne žiwjenje maće, a zo byšće wěrili do teho mjena teho Syna Božeho. </text:p>
      <text:p text:style-name="Preformatted_20_Text"/>
      <text:p text:style-name="P11">14. A to je ta nadźija, kotruž my k njemu mamy: jeli zo pře čo prosymy po jeho woli, zo wón nas wusłyši. <text:span text:style-name="T5">ref((</text:span>St. 3, 21. Hebr. 4, 16.<text:span text:style-name="T6">))</text:span></text:p>
      <text:p text:style-name="P11"><text:s/></text:p>
      <text:p text:style-name="Preformatted_20_Text">15. A hdyž my wěmy, zo wón nas wusłyši, pře čož my prosymy, dha tež wěmy, zo my tu próstwu mamjy, kotruž my wot njeho smy prosyli. </text:p>
      <text:p text:style-name="Preformatted_20_Text"/>
      <text:p text:style-name="P11">16. Štóž widźi, zo jeho bratr zhrěši hrěch nic k smjerći, tón móže prosyć; dha budźe wón dać to žiwjenje tym, kiž zhrěša nic k smjerći. Přetož hrěch je k smjerći; za tón njepraju ja, zo by štó prosył. <text:span text:style-name="T5">ref((</text:span>Mat. 12, 31.<text:span text:style-name="T6">))</text:span></text:p>
      <text:p text:style-name="P11"><text:s/></text:p>
      <text:p text:style-name="P11">17. Wšitka njeprawosć je hrěch; a někotry hrěch njeje k smjerći. <text:span text:style-name="T5">ref((</text:span>St. 3, 1. t. 3,<text:span text:style-name="T6">))</text:span></text:p>
      <text:p text:style-name="P11"/>
      <text:p text:style-name="P11"/>
      <text:p text:style-name="P11"/>
      <text:p text:style-name="P11"/>
      <text:p text:style-name="P11"><text:s/></text:p>
      <text:p text:style-name="P1"><text:s/></text:p>
      <text:p text:style-name="Preformatted_20_Text">%----------------------------------- </text:p>
      <text:p text:style-name="Preformatted_20_Text">% https://digital.slub-dresden.de/data/kitodo/BibltojeZ_478590679/BibltojeZ_478590679_tif/jpegs/00001637.tif.large.jpg </text:p>
      <text:p text:style-name="Preformatted_20_Text">%----------------------------------------------------------- </text:p>
      <text:p text:style-name="Preformatted_20_Text"/>
      <text:p text:style-name="P12">18. My wěmy, zo, štóž so wot Boha je narodźił, tón njehrěši; ale štóž so wot Boha je narodźił, tón so sam zachowa, a tón zły so jeho dótknyć njebudźe. <text:span text:style-name="T5">ref((</text:span>St. 3, 9. 2 Thes. 3, 3.<text:span text:style-name="T7">))</text:span></text:p>
      <text:p text:style-name="P12"><text:s/></text:p>
      <text:p text:style-name="Preformatted_20_Text">19. My wěmy, zo my wot Boha smy; ale tón cyły swět leži w złym. </text:p>
      <text:p text:style-name="Preformatted_20_Text"/>
      <text:p text:style-name="P12">20. My wěmy pak, zo Syn Boži je přišoł a je nam mysl dał, zo bychmy teho wěrneho póznali; a my smy we tym wěrnym, we jeho Synje Jezom Chrystusu. Tón samy je tón wěrny Bóh a to wěčne žiwjenje. <text:span text:style-name="T5">ref((</text:span>Rom. 9, 5. 1 Tim. 3, 16. Hebr. 1, 8.<text:span text:style-name="T7">))</text:span> </text:p>
      <text:p text:style-name="Preformatted_20_Text"/>
      <text:p text:style-name="P12">21. Dźěćatka, hladajće so tych přibohow. Hamjeń. <text:span text:style-name="T5">ref((</text:span>2 Mójz. 20, 3.<text:span text:style-name="T7">))</text:span></text:p>
      <text:p text:style-name="P12"/>
      <text:p text:style-name="P13">vertspace(()) Swjateho Jana prěni list, kiž wšitkim je pisany. 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8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8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0P0"/>
    </number:currency-style>
    <number:currency-style style:name="N111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11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number-style style:name="N10107" number:language="hsb" number:country="DE" loext:transliteration-spellout="cardinal" number:transliteration-language="hsb" number:transliteration-country="DE">
      <number:number number:decimal-places="0" number:min-decimal-places="0" number:min-integer-digits="1"/>
    </number:number-style>
    <number:number-style style:name="N10108" number:language="hsb" number:country="DE" loext:transliteration-spellout="capitalize cardinal" number:transliteration-language="hsb" number:transliteration-country="DE">
      <number:number number:decimal-places="0" number:min-decimal-places="0" number:min-integer-digits="1"/>
    </number:number-style>
    <number:number-style style:name="N10109" number:language="hsb" number:country="DE" loext:transliteration-spellout="upper cardinal" number:transliteration-language="hsb" number:transliteration-country="DE">
      <number:number number:decimal-places="0" number:min-decimal-places="0" number:min-integer-digits="1"/>
    </number:number-style>
    <number:number-style style:name="N10110" number:language="hsb" number:country="DE" loext:transliteration-spellout="EUR" number:transliteration-language="hsb" number:transliteration-country="DE">
      <number:number number:decimal-places="0" number:min-decimal-places="0" number:min-integer-digits="1"/>
    </number:number-style>
    <number:number-style style:name="N10111" number:language="hsb" number:country="DE" loext:transliteration-spellout="EUR" number:transliteration-language="hsb" number:transliteration-country="DE">
      <number:number number:decimal-places="2" number:min-decimal-places="2" number:min-integer-digits="1"/>
    </number:number-style>
    <number:number-style style:name="N10112" number:language="hsb" number:country="DE" loext:transliteration-spellout="upper EUR" number:transliteration-language="hsb" number:transliteration-country="DE">
      <number:number number:decimal-places="0" number:min-decimal-places="0" number:min-integer-digits="1"/>
    </number:number-style>
    <number:number-style style:name="N10113" number:language="hsb" number:country="DE" loext:transliteration-spellout="upper EUR" number:transliteration-language="hsb" number:transliteration-country="D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2-21T18:11:25.061528542</dc:date>
    <meta:editing-duration>PT22M54S</meta:editing-duration>
    <meta:editing-cycles>7</meta:editing-cycles>
    <meta:document-statistic meta:table-count="0" meta:image-count="0" meta:object-count="0" meta:page-count="11" meta:paragraph-count="224" meta:word-count="2944" meta:character-count="17511" meta:non-whitespace-character-count="14594"/>
  </office:meta>
</office:document-meta>
</file>